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fbca" officeooo:paragraph-rsid="0004fbca"/>
    </style:style>
    <style:style style:name="P2" style:family="paragraph" style:parent-style-name="Standard">
      <style:text-properties officeooo:rsid="0006f684" officeooo:paragraph-rsid="0006f684"/>
    </style:style>
    <style:style style:name="P3" style:family="paragraph" style:parent-style-name="Standard">
      <style:text-properties officeooo:rsid="0006f684" officeooo:paragraph-rsid="000bf63f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f684" officeooo:paragraph-rsid="0006f68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7501" officeooo:paragraph-rsid="00087501" style:font-weight-asian="bold" style:font-weight-complex="bold"/>
    </style:style>
    <style:style style:name="P6" style:family="paragraph" style:parent-style-name="Standard">
      <style:text-properties officeooo:rsid="00087501" officeooo:paragraph-rsid="00087501"/>
    </style:style>
    <style:style style:name="P7" style:family="paragraph" style:parent-style-name="Standard">
      <style:text-properties officeooo:rsid="000a2d24" officeooo:paragraph-rsid="000a2d24"/>
    </style:style>
    <style:style style:name="P8" style:family="paragraph" style:parent-style-name="Standard">
      <style:text-properties officeooo:rsid="000bf63f" officeooo:paragraph-rsid="000bf63f"/>
    </style:style>
    <style:style style:name="P9" style:family="paragraph" style:parent-style-name="Standard">
      <style:text-properties officeooo:rsid="000d78fe" officeooo:paragraph-rsid="000d78fe"/>
    </style:style>
    <style:style style:name="P10" style:family="paragraph" style:parent-style-name="Standard">
      <style:text-properties officeooo:rsid="000e2d14" officeooo:paragraph-rsid="000e2d14"/>
    </style:style>
    <style:style style:name="P11" style:family="paragraph" style:parent-style-name="Standard">
      <style:text-properties officeooo:rsid="00105672" officeooo:paragraph-rsid="00105672"/>
    </style:style>
    <style:style style:name="T1" style:family="text">
      <style:text-properties officeooo:rsid="0006f684"/>
    </style:style>
    <style:style style:name="T2" style:family="text">
      <style:text-properties style:text-underline-style="solid" style:text-underline-width="auto" style:text-underline-color="font-color" officeooo:rsid="0006f684"/>
    </style:style>
    <style:style style:name="T3" style:family="text">
      <style:text-properties style:text-underline-style="solid" style:text-underline-width="auto" style:text-underline-color="font-color" officeooo:rsid="0007b5aa"/>
    </style:style>
    <style:style style:name="T4" style:family="text">
      <style:text-properties style:text-underline-style="solid" style:text-underline-width="auto" style:text-underline-color="font-color" officeooo:rsid="000bf63f"/>
    </style:style>
    <style:style style:name="T5" style:family="text">
      <style:text-properties style:text-underline-style="solid" style:text-underline-width="auto" style:text-underline-color="font-color" officeooo:rsid="0004fbca"/>
    </style:style>
    <style:style style:name="T6" style:family="text">
      <style:text-properties style:text-underline-style="solid" style:text-underline-width="auto" style:text-underline-color="font-color" officeooo:rsid="000d78fe"/>
    </style:style>
    <style:style style:name="T7" style:family="text">
      <style:text-properties style:text-underline-style="solid" style:text-underline-width="auto" style:text-underline-color="font-color" officeooo:rsid="000e7601"/>
    </style:style>
    <style:style style:name="T8" style:family="text">
      <style:text-properties style:text-underline-style="solid" style:text-underline-width="auto" style:text-underline-color="font-color" officeooo:rsid="00105672"/>
    </style:style>
    <style:style style:name="T9" style:family="text">
      <style:text-properties officeooo:rsid="000bf63f"/>
    </style:style>
    <style:style style:name="T10" style:family="text">
      <style:text-properties style:text-underline-style="none" officeooo:rsid="0006f684"/>
    </style:style>
    <style:style style:name="T11" style:family="text">
      <style:text-properties style:text-underline-style="none" officeooo:rsid="000a2d24"/>
    </style:style>
    <style:style style:name="T12" style:family="text">
      <style:text-properties officeooo:rsid="000d78fe"/>
    </style:style>
    <style:style style:name="T13" style:family="text">
      <style:text-properties officeooo:rsid="000e2d14"/>
    </style:style>
    <style:style style:name="T14" style:family="text">
      <style:text-properties officeooo:rsid="000e7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TIDADES:</text:p>
      <text:p text:style-name="P1"/>
      <text:p text:style-name="P1"><text:span text:style-name="T13">USUARIO</text:span>:</text:p>
      <text:p text:style-name="P1">- <text:span text:style-name="T1">Nombre y apellidos</text:span></text:p>
      <text:p text:style-name="P1"><text:span text:style-name="T1">- </text:span><text:span text:style-name="T2">Correo_ugr</text:span></text:p>
      <text:p text:style-name="P1"><text:span text:style-name="T1">- Contraseña</text:span></text:p>
      <text:p text:style-name="P1"><text:span text:style-name="T1"/></text:p>
      <text:p text:style-name="P1">C<text:span text:style-name="T13">ONGRESO</text:span>:</text:p>
      <text:p text:style-name="P1">- <text:span text:style-name="T4">ID_congreso</text:span></text:p>
      <text:p text:style-name="P1">- <text:span text:style-name="T10">Nombre </text:span><text:span text:style-name="T11">congreso</text:span></text:p>
      <text:p text:style-name="P1"><text:span text:style-name="T1">- Información principal</text:span></text:p>
      <text:p text:style-name="P1"><text:span text:style-name="T1">- Contacto</text:span></text:p>
      <text:p text:style-name="P1"><text:span text:style-name="T1">- Fecha de realización</text:span></text:p>
      <text:p text:style-name="P1"/>
      <text:p text:style-name="P2">U<text:span text:style-name="T13">BICACIÓN</text:span>:</text:p>
      <text:p text:style-name="P3">- <text:span text:style-name="T4">ID_</text:span><text:span text:style-name="T6">ubicacion</text:span></text:p>
      <text:p text:style-name="P2">- Dirección.</text:p>
      <text:p text:style-name="P2">- URL de la direccion en google maps</text:p>
      <text:p text:style-name="P2"/>
      <text:p text:style-name="P2">N<text:span text:style-name="T13">OTICIA</text:span>:</text:p>
      <text:p text:style-name="P2">- <text:span text:style-name="T3">ID_noticia</text:span></text:p>
      <text:p text:style-name="P2">- Fecha de publicación.</text:p>
      <text:p text:style-name="P2">- Usuario que la publica.</text:p>
      <text:p text:style-name="P2">- Noticia</text:p>
      <text:p text:style-name="P2"/>
      <text:p text:style-name="P2">H<text:span text:style-name="T13">ORARIO</text:span>:</text:p>
      <text:p text:style-name="P3">-<text:span text:style-name="T5"> </text:span><text:span text:style-name="T4">ID_</text:span><text:span text:style-name="T8">horario</text:span></text:p>
      <text:p text:style-name="P2">- Imagen del horario</text:p>
      <text:p text:style-name="P2"/>
      <text:p text:style-name="P10">ACTIVIDAD:</text:p>
      <text:p text:style-name="P10">- <text:span text:style-name="T7">ID_</text:span><text:span text:style-name="T8">a</text:span><text:span text:style-name="T7">ctividad</text:span></text:p>
      <text:p text:style-name="P10">- Ponente</text:p>
      <text:p text:style-name="P10">- Horario</text:p>
      <text:p text:style-name="P10">- Información</text:p>
      <text:p text:style-name="P2"/>
      <text:p text:style-name="P5">RELACIONES:</text:p>
      <text:p text:style-name="P6"/>
      <text:p text:style-name="P7">gestiona (Correo_ugr, <text:span text:style-name="T12">ID_congreso</text:span>);</text:p>
      <text:p text:style-name="P8">se_realiza (<text:span text:style-name="T12">ID_congreso, ID_ubicación</text:span>);</text:p>
      <text:p text:style-name="P9">publica(ID_congreso, ID_noticia);</text:p>
      <text:p text:style-name="P9">tiene (ID_congreso, ID_horario);</text:p>
      <text:p text:style-name="P11">esta_formado (ID_horario, ID_activida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26S</meta:editing-duration>
    <meta:editing-cycles>14</meta:editing-cycles>
    <meta:generator>LibreOffice/4.1.2.3$Windows_x86 LibreOffice_project/40b2d7fde7e8d2d7bc5a449dc65df4d08a7dd38</meta:generator>
    <dc:date>2013-11-14T20:46:47.762000000</dc:date>
    <meta:document-statistic meta:table-count="0" meta:image-count="0" meta:object-count="0" meta:page-count="1" meta:paragraph-count="34" meta:word-count="83" meta:character-count="589" meta:non-whitespace-character-count="540"/>
    <meta:user-defined meta:name="Info 1"/>
    <meta:user-defined meta:name="Info 2"/>
    <meta:user-defined meta:name="Info 3"/>
    <meta:user-defined meta:name="Info 4"/>
  </office:meta>
</office:document-meta>
</file>